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2d82d" officeooo:paragraph-rsid="0012d82d"/>
    </style:style>
    <style:style style:name="P2" style:family="paragraph" style:parent-style-name="Standard">
      <style:text-properties style:font-name="Arial" officeooo:rsid="0014c8a9" officeooo:paragraph-rsid="0014c8a9"/>
    </style:style>
    <style:style style:name="P3" style:family="paragraph" style:parent-style-name="Standard">
      <style:text-properties style:font-name="Arial" fo:font-size="10pt" officeooo:rsid="0012d82d" officeooo:paragraph-rsid="0012d82d" style:font-size-asian="10pt" style:font-size-complex="10pt"/>
    </style:style>
    <style:style style:name="P4" style:family="paragraph" style:parent-style-name="Standard">
      <style:text-properties style:font-name="Arial" fo:font-size="10pt" officeooo:rsid="0014c8a9" officeooo:paragraph-rsid="0014c8a9" style:font-size-asian="10pt" style:font-size-complex="10pt"/>
    </style:style>
    <style:style style:name="P5" style:family="paragraph" style:parent-style-name="Standard">
      <style:text-properties style:font-name="Arial" officeooo:rsid="001501f5" officeooo:paragraph-rsid="001501f5"/>
    </style:style>
    <style:style style:name="P6" style:family="paragraph" style:parent-style-name="Standard">
      <style:text-properties style:font-name="Arial" fo:font-size="12pt" fo:font-weight="bold" officeooo:rsid="0012d82d" officeooo:paragraph-rsid="0012d82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fo:font-weight="bold" officeooo:rsid="001501f5" officeooo:paragraph-rsid="001501f5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weight="bold" officeooo:rsid="0018ba77" officeooo:paragraph-rsid="0018ba77" style:font-weight-asian="bold" style:font-weight-complex="bold"/>
    </style:style>
    <style:style style:name="P9" style:family="paragraph" style:parent-style-name="Standard">
      <style:text-properties style:font-name="Arial" fo:font-weight="bold" officeooo:rsid="0037efac" officeooo:paragraph-rsid="0037efac" style:font-weight-asian="bold" style:font-weight-complex="bold"/>
    </style:style>
    <style:style style:name="P10" style:family="paragraph" style:parent-style-name="Standard">
      <style:text-properties style:font-name="Arial" officeooo:rsid="0037efac" officeooo:paragraph-rsid="0037efac"/>
    </style:style>
    <style:style style:name="P11" style:family="paragraph" style:parent-style-name="Standard">
      <style:text-properties style:font-name="Arial" officeooo:rsid="003e54de" officeooo:paragraph-rsid="003e54de"/>
    </style:style>
    <style:style style:name="P12" style:family="paragraph" style:parent-style-name="Standard">
      <style:text-properties style:font-name="Arial" officeooo:rsid="0018ba77" officeooo:paragraph-rsid="0018ba77"/>
    </style:style>
    <style:style style:name="P13" style:family="paragraph" style:parent-style-name="Standard">
      <style:text-properties officeooo:paragraph-rsid="0014c8a9"/>
    </style:style>
    <style:style style:name="P14" style:family="paragraph" style:parent-style-name="Standard">
      <style:text-properties officeooo:paragraph-rsid="0012d82d"/>
    </style:style>
    <style:style style:name="P15" style:family="paragraph" style:parent-style-name="Standard">
      <style:text-properties style:font-name="Arial" officeooo:rsid="0012d82d" officeooo:paragraph-rsid="0012d82d"/>
    </style:style>
    <style:style style:name="P16" style:family="paragraph" style:parent-style-name="Standard">
      <style:text-properties style:font-name="Arial" fo:font-size="10pt" officeooo:rsid="0014c8a9" officeooo:paragraph-rsid="00411c20" style:font-size-asian="10pt" style:font-size-complex="10pt"/>
    </style:style>
    <style:style style:name="P17" style:family="paragraph" style:parent-style-name="Standard">
      <style:text-properties style:font-name="Arial" officeooo:rsid="0014c8a9" officeooo:paragraph-rsid="0014c8a9"/>
    </style:style>
    <style:style style:name="P18" style:family="paragraph" style:parent-style-name="Standard">
      <style:text-properties style:font-name="Arial" officeooo:rsid="0037efac" officeooo:paragraph-rsid="0037efac"/>
    </style:style>
    <style:style style:name="T1" style:family="text">
      <style:text-properties style:font-name="Arial" officeooo:rsid="0012d82d"/>
    </style:style>
    <style:style style:name="T2" style:family="text">
      <style:text-properties style:font-name="Arial" officeooo:rsid="0014c8a9"/>
    </style:style>
    <style:style style:name="T3" style:family="text">
      <style:text-properties style:font-name="Arial" officeooo:rsid="0028cb45"/>
    </style:style>
    <style:style style:name="T4" style:family="text">
      <style:text-properties style:font-name="Arial" officeooo:rsid="002f4cf3"/>
    </style:style>
    <style:style style:name="T5" style:family="text">
      <style:text-properties style:font-name="Arial" officeooo:rsid="003c85f8"/>
    </style:style>
    <style:style style:name="T6" style:family="text">
      <style:text-properties officeooo:rsid="0014c8a9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Arial" officeooo:rsid="0012d82d"/>
    </style:style>
    <style:style style:name="T9" style:family="text">
      <style:text-properties style:text-position="super 58%" style:font-name="Arial" officeooo:rsid="0014c8a9"/>
    </style:style>
    <style:style style:name="T10" style:family="text">
      <style:text-properties officeooo:rsid="0018ba77"/>
    </style:style>
    <style:style style:name="T11" style:family="text">
      <style:text-properties officeooo:rsid="0022a728"/>
    </style:style>
    <style:style style:name="T12" style:family="text">
      <style:text-properties officeooo:rsid="003e54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itle:</text:p>
      <text:p text:style-name="P1"/>
      <text:p text:style-name="P13"><text:span text:style-name="T1">Accelerated Diffusion </text:span><text:span text:style-name="T3">Magnetic Resonance Imaging</text:span><text:span text:style-name="T1"> at 7 T : Joint Reconstruction </text:span><text:span text:style-name="T2">for</text:span><text:span text:style-name="T1"> Multi-</text:span><text:span text:style-name="T2">Band</text:span><text:span text:style-name="T1"> Multi-Shell Shift-Encoded Echo Planar Imaging (JETS-EPI)</text:span></text:p>
      <text:p text:style-name="P1"/>
      <text:p text:style-name="P6">Author <text:span text:style-name="T10">names and affiliations</text:span>:</text:p>
      <text:p text:style-name="P1"/>
      <text:p text:style-name="P14"><text:span text:style-name="T5">Zhengguo</text:span><text:span text:style-name="T1"> Tan</text:span><text:span text:style-name="T8">1</text:span><text:span text:style-name="T1">, Patrick Alexander Liebig</text:span><text:span text:style-name="T8">2</text:span><text:span text:style-name="T1">, Robin Martin Heidemann</text:span><text:span text:style-name="T8">2</text:span><text:span text:style-name="T1">, Fred</text:span><text:span text:style-name="T4">e</text:span><text:span text:style-name="T1">rik Bernd Laun</text:span><text:span text:style-name="T9">3</text:span><text:span text:style-name="T1">, Florian Knoll</text:span><text:span text:style-name="T8">1</text:span></text:p>
      <text:p text:style-name="P1"/>
      <text:p text:style-name="P3"><text:span text:style-name="T7">1</text:span> <text:span text:style-name="T6">Department Artificial Intelligence in Biomedical Engineering (AIBE), Friedrich-Alexander-Universität Erlangen-Nürnberg, Erlangen, Germany</text:span></text:p>
      <text:p text:style-name="P4"><text:span text:style-name="T7">2</text:span> Siemens Healthcare <text:span text:style-name="T12">AG</text:span>, Erlangen, Germany</text:p>
      <text:p text:style-name="P16"><text:span text:style-name="T7">3</text:span> Institute of Radiology, University Hospital Erlangen, Friedrich-Alexander-Universität Erlangen-Nürnberg, Erlangen, Erlangen, Germany</text:p>
      <text:p text:style-name="P2"/>
      <text:p text:style-name="P7">ORCID:</text:p>
      <text:p text:style-name="P2"/>
      <text:p text:style-name="P5">Z. Tan: 0000-0002-4322-5109</text:p>
      <text:p text:style-name="P5">P. A. Liebig: <text:span text:style-name="T12">0000-0001-7342-3715</text:span></text:p>
      <text:p text:style-name="P5">R. M. Heidemann: <text:span text:style-name="T11">0000-0001-7556-7405</text:span></text:p>
      <text:p text:style-name="P5">F. B. Laun: 0000-0002-9269-5609</text:p>
      <text:p text:style-name="P5">F. Knoll: 0000-0001-5357-8656</text:p>
      <text:p text:style-name="P2"/>
      <text:p text:style-name="P8">Corresponding author:</text:p>
      <text:p text:style-name="P2"/>
      <text:p text:style-name="P11">Zhengguo Tan</text:p>
      <text:p text:style-name="P12"/>
      <text:p text:style-name="P9">Funding sources:</text:p>
      <text:p text:style-name="P10"/>
      <text:p text:style-name="P10">Deutsche Forschungsgemeinschaft (DFG) - Project Number 513220538</text:p>
      <text:p text:style-name="P10">National Institutes of Health (NIH) - R01 EB024532 and P41 EB01718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02:09.156315220</meta:creation-date>
    <dc:date>2023-02-01T17:59:28.604275110</dc:date>
    <meta:editing-duration>PT43M22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110" meta:character-count="946" meta:non-whitespace-character-count="854"/>
  </office:meta>
</office:document-meta>
</file>